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630.test_for_issue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issue_630.test_for_issu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g_for_issue_630.test_for_issue_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